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Tytuł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gazyny dany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o po prostu bardzo duża baza dany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2:18:01.530883206</meta:creation-date>
    <dc:date>2022-03-16T12:22:03.272215992</dc:date>
    <meta:editing-duration>PT4M2S</meta:editing-duration>
    <meta:editing-cycles>1</meta:editing-cycles>
    <meta:document-statistic meta:object-count="41"/>
    <meta:generator>LibreOffice/6.4.7.2$Linux_X86_64 LibreOffice_project/40$Build-2</meta:generator>
  </office:meta>
</office:document-meta>
</file>